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pso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2" table:number-rows-spanned="1">
            <text:p>genetic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2" table:number-rows-spanned="1">
            <text:p>Minfinder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NATOMS</text:p>
          </table:table-cell>
          <table:table-cell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NATOMS</text:p>
          </table:table-cell>
          <table:table-cell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NATOMS</text:p>
          </table:table-cell>
          <table:table-cell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77" calcext:value-type="float">
            <text:p>8677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7" calcext:value-type="float">
            <text:p>8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20" calcext:value-type="float">
            <text:p>18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3" calcext:value-type="float">
            <text:p>13423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73" calcext:value-type="float">
            <text:p>12973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83" calcext:value-type="float">
            <text:p>20983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81" calcext:value-type="float">
            <text:p>17281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35" calcext:value-type="float">
            <text:p>33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533" calcext:value-type="float">
            <text:p>28533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76" calcext:value-type="float">
            <text:p>27276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074" calcext:value-type="float">
            <text:p>48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08" calcext:value-type="float">
            <text:p>41908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28" calcext:value-type="float">
            <text:p>24428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62" calcext:value-type="float">
            <text:p>642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04" calcext:value-type="float">
            <text:p>41904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565" calcext:value-type="float">
            <text:p>29565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089" calcext:value-type="float">
            <text:p>73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659" calcext:value-type="float">
            <text:p>52659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608" calcext:value-type="float">
            <text:p>38608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999" calcext:value-type="float">
            <text:p>9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945" calcext:value-type="float">
            <text:p>60945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611" calcext:value-type="float">
            <text:p>36611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004" calcext:value-type="float">
            <text:p>103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23" calcext:value-type="float">
            <text:p>668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347" calcext:value-type="float">
            <text:p>423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801" calcext:value-type="float">
            <text:p>112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345" calcext:value-type="float">
            <text:p>733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697" calcext:value-type="float">
            <text:p>616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866" calcext:value-type="float">
            <text:p>1168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54" calcext:value-type="float">
            <text:p>767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027" calcext:value-type="float">
            <text:p>540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561" calcext:value-type="float">
            <text:p>134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099" calcext:value-type="float">
            <text:p>910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754" calcext:value-type="float">
            <text:p>637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865" calcext:value-type="float">
            <text:p>1528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051" calcext:value-type="float">
            <text:p>950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918" calcext:value-type="float">
            <text:p>589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215" calcext:value-type="float">
            <text:p>173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375" calcext:value-type="float">
            <text:p>1103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275" calcext:value-type="float">
            <text:p>792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83" calcext:value-type="float">
            <text:p>1832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37" calcext:value-type="float">
            <text:p>1000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825" calcext:value-type="float">
            <text:p>758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773" calcext:value-type="float">
            <text:p>2087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30966" calcext:value-type="float">
            <text:p>1309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233" calcext:value-type="float">
            <text:p>1192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788" calcext:value-type="float">
            <text:p>2397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13027" calcext:value-type="float">
            <text:p>1130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00103" calcext:value-type="float">
            <text:p>1001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04886" calcext:value-type="float">
            <text:p>2048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052" calcext:value-type="float">
            <text:p>11905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5297" calcext:value-type="float">
            <text:p>1052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429" calcext:value-type="float">
            <text:p>2454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294" calcext:value-type="float">
            <text:p>1352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72" calcext:value-type="float">
            <text:p>1178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034" calcext:value-type="float">
            <text:p>2590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56133" calcext:value-type="float">
            <text:p>1561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03523" calcext:value-type="float">
            <text:p>1035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5542" calcext:value-type="float">
            <text:p>2355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7886" calcext:value-type="float">
            <text:p>1778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6050" calcext:value-type="float">
            <text:p>1360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768" calcext:value-type="float">
            <text:p>225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4270" calcext:value-type="float">
            <text:p>17427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32790" calcext:value-type="float">
            <text:p>13279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9439" calcext:value-type="float">
            <text:p>2794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94481" calcext:value-type="float">
            <text:p>1944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7874" calcext:value-type="float">
            <text:p>127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702" calcext:value-type="float">
            <text:p>2837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592" calcext:value-type="float">
            <text:p>2155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66426" calcext:value-type="float">
            <text:p>1664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23465" calcext:value-type="float">
            <text:p>3234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23239" calcext:value-type="float">
            <text:p>2232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87692" calcext:value-type="float">
            <text:p>1876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435738" calcext:value-type="float">
            <text:p>4357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17632" calcext:value-type="float">
            <text:p>2176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237024" calcext:value-type="float">
            <text:p>2370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47816" calcext:value-type="float">
            <text:p>4478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49633" calcext:value-type="float">
            <text:p>2496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81526" calcext:value-type="float">
            <text:p>1815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07796" calcext:value-type="float">
            <text:p>3077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28125" calcext:value-type="float">
            <text:p>2281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204825" calcext:value-type="float">
            <text:p>2048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492617" calcext:value-type="float">
            <text:p>4926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246001" calcext:value-type="float">
            <text:p>2460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225179" calcext:value-type="float">
            <text:p>2251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497207" calcext:value-type="float">
            <text:p>4972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252170" calcext:value-type="float">
            <text:p>25217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99282" calcext:value-type="float">
            <text:p>1992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369367" calcext:value-type="float">
            <text:p>3693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272727" calcext:value-type="float">
            <text:p>2727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172314" calcext:value-type="float">
            <text:p>17231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30162" calcext:value-type="float">
            <text:p>33016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69985" calcext:value-type="float">
            <text:p>16998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254494" calcext:value-type="float">
            <text:p>2544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91529" calcext:value-type="float">
            <text:p>2915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334010" calcext:value-type="float">
            <text:p>3340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255603" calcext:value-type="float">
            <text:p>25560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246162" calcext:value-type="float">
            <text:p>24616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215781" calcext:value-type="float">
            <text:p>21578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411162" calcext:value-type="float">
            <text:p>4111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89856" calcext:value-type="float">
            <text:p>18985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377273" calcext:value-type="float">
            <text:p>3772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307247" calcext:value-type="float">
            <text:p>30724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415161" calcext:value-type="float">
            <text:p>41516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307825" calcext:value-type="float">
            <text:p>307825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389538" calcext:value-type="float">
            <text:p>3895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279675" calcext:value-type="float">
            <text:p>27967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formula="of:=AVERAGE([.B3:.B41])" office:value-type="percentage" office:value="0.705130769230769" calcext:value-type="percentage">
            <text:p>70,51%</text:p>
          </table:table-cell>
          <table:table-cell table:style-name="ce1" table:formula="of:=AVERAGE([.C3:.C41])" office:value-type="percentage" office:value="172992.461538462" calcext:value-type="percentage">
            <text:p>17299246,15%</text:p>
          </table:table-cell>
          <table:table-cell table:style-name="ce1" table:number-columns-repeated="2"/>
          <table:table-cell table:formula="of:=AVERAGE([.F3:.F41])" office:value-type="percentage" office:value="0.676917948717948" calcext:value-type="percentage">
            <text:p>67,69%</text:p>
          </table:table-cell>
          <table:table-cell table:style-name="ce1" table:formula="of:=AVERAGE([.G3:.G41])" office:value-type="percentage" office:value="132439.307692308" calcext:value-type="percentage">
            <text:p>13243930,77%</text:p>
          </table:table-cell>
          <table:table-cell/>
          <table:table-cell table:style-name="ce1"/>
          <table:table-cell table:formula="of:=AVERAGE([.J3:.J41])" office:value-type="percentage" office:value="0.899996666666667" calcext:value-type="percentage">
            <text:p>90,00%</text:p>
          </table:table-cell>
          <table:table-cell table:style-name="ce1" table:formula="of:=AVERAGE([.K3:.K41])" office:value-type="percentage" office:value="213184.7" calcext:value-type="percentage">
            <text:p>2131847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5:32:18.04078999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0T13:33:02.326271791</meta:creation-date>
    <dc:date>2020-10-16T00:19:26.034067916</dc:date>
    <meta:editing-duration>PT11H6M46S</meta:editing-duration>
    <meta:editing-cycles>272</meta:editing-cycles>
    <meta:generator>LibreOffice/7.0.2.2$Linux_X86_64 LibreOffice_project/00$Build-2</meta:generator>
    <meta:document-statistic meta:table-count="1" meta:cell-count="351" meta:object-count="0"/>
  </office:meta>
</office:document-meta>
</file>